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1.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0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97.63pt" svg:y="57pt">
            <loext:p draw:notify-on-update-of-ranges="Sheet1.A2:Sheet1.A2 Sheet1.A3:Sheet1.A15 Sheet1.C2:Sheet1.C2 Sheet1.C3:Sheet1.C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table:style-name="Default"/>
          <table:table-cell office:value-type="string" calcext:value-type="string">
            <text:p>Used Memory (Gb)</text:p>
          </table:table-cell>
          <table:table-cell/>
        </table:table-row>
        <table:table-row table:style-name="ro1">
          <table:table-cell office:value-type="time" office:time-value="PT1027020H24M59.99999986S" calcext:value-type="time">
            <text:p>12:25</text:p>
          </table:table-cell>
          <table:table-cell office:value-type="float" office:value="512548864" calcext:value-type="float">
            <text:p>5.13E+08</text:p>
          </table:table-cell>
          <table:table-cell table:formula="of:=[.B3]/1000000000" office:value-type="float" office:value="0.512548864" calcext:value-type="float">
            <text:p>0.512548864</text:p>
          </table:table-cell>
          <table:table-cell/>
        </table:table-row>
        <table:table-row table:style-name="ro1">
          <table:table-cell office:value-type="time" office:time-value="PT1027020H26M00.000000056S" calcext:value-type="time">
            <text:p>12:26</text:p>
          </table:table-cell>
          <table:table-cell office:value-type="float" office:value="534786048" calcext:value-type="float">
            <text:p>5.35E+08</text:p>
          </table:table-cell>
          <table:table-cell table:formula="of:=[.B4]/1000000000" office:value-type="float" office:value="0.534786048" calcext:value-type="float">
            <text:p>0.534786048</text:p>
          </table:table-cell>
          <table:table-cell/>
        </table:table-row>
        <table:table-row table:style-name="ro1">
          <table:table-cell office:value-type="time" office:time-value="PT1027020H27M00.000000251S" calcext:value-type="time">
            <text:p>12:27</text:p>
          </table:table-cell>
          <table:table-cell office:value-type="float" office:value="525905920" calcext:value-type="float">
            <text:p>5.26E+08</text:p>
          </table:table-cell>
          <table:table-cell table:formula="of:=[.B5]/1000000000" office:value-type="float" office:value="0.52590592" calcext:value-type="float">
            <text:p>0.52590592</text:p>
          </table:table-cell>
          <table:table-cell/>
        </table:table-row>
        <table:table-row table:style-name="ro1">
          <table:table-cell office:value-type="time" office:time-value="PT1027020H27M59.999999609S" calcext:value-type="time">
            <text:p>12:28</text:p>
          </table:table-cell>
          <table:table-cell office:value-type="float" office:value="528297984" calcext:value-type="float">
            <text:p>5.28E+08</text:p>
          </table:table-cell>
          <table:table-cell table:formula="of:=[.B6]/1000000000" office:value-type="float" office:value="0.528297984" calcext:value-type="float">
            <text:p>0.528297984</text:p>
          </table:table-cell>
          <table:table-cell/>
        </table:table-row>
        <table:table-row table:style-name="ro1">
          <table:table-cell office:value-type="time" office:time-value="PT1027020H29M00.000000224S" calcext:value-type="time">
            <text:p>12:29</text:p>
          </table:table-cell>
          <table:table-cell office:value-type="float" office:value="602284032" calcext:value-type="float">
            <text:p>6.02E+08</text:p>
          </table:table-cell>
          <table:table-cell table:formula="of:=[.B7]/1000000000" office:value-type="float" office:value="0.602284032" calcext:value-type="float">
            <text:p>0.602284032</text:p>
          </table:table-cell>
          <table:table-cell/>
        </table:table-row>
        <table:table-row table:style-name="ro1">
          <table:table-cell office:value-type="time" office:time-value="PT1027020H30M00S" calcext:value-type="time">
            <text:p>12:30</text:p>
          </table:table-cell>
          <table:table-cell office:value-type="float" office:value="858861568" calcext:value-type="float">
            <text:p>8.59E+08</text:p>
          </table:table-cell>
          <table:table-cell table:formula="of:=[.B8]/1000000000" office:value-type="float" office:value="0.858861568" calcext:value-type="float">
            <text:p>0.858861568</text:p>
          </table:table-cell>
          <table:table-cell/>
        </table:table-row>
        <table:table-row table:style-name="ro1">
          <table:table-cell office:value-type="time" office:time-value="PT1027020H30M59.999999776S" calcext:value-type="time">
            <text:p>12:31</text:p>
          </table:table-cell>
          <table:table-cell office:value-type="float" office:value="1039876096" calcext:value-type="float">
            <text:p>1.04E+09</text:p>
          </table:table-cell>
          <table:table-cell table:formula="of:=[.B9]/1000000000" office:value-type="float" office:value="1.039876096" calcext:value-type="float">
            <text:p>1.039876096</text:p>
          </table:table-cell>
          <table:table-cell/>
        </table:table-row>
        <table:table-row table:style-name="ro1">
          <table:table-cell office:value-type="time" office:time-value="PT1027020H31M59.999999972S" calcext:value-type="time">
            <text:p>12:32</text:p>
          </table:table-cell>
          <table:table-cell office:value-type="float" office:value="1310777344" calcext:value-type="float">
            <text:p>1.31E+09</text:p>
          </table:table-cell>
          <table:table-cell table:formula="of:=[.B10]/1000000000" office:value-type="float" office:value="1.310777344" calcext:value-type="float">
            <text:p>1.310777344</text:p>
          </table:table-cell>
          <table:table-cell/>
        </table:table-row>
        <table:table-row table:style-name="ro1">
          <table:table-cell office:value-type="time" office:time-value="PT1027020H33M00.000000168S" calcext:value-type="time">
            <text:p>12:33</text:p>
          </table:table-cell>
          <table:table-cell office:value-type="float" office:value="1359626240" calcext:value-type="float">
            <text:p>1.36E+09</text:p>
          </table:table-cell>
          <table:table-cell table:formula="of:=[.B11]/1000000000" office:value-type="float" office:value="1.35962624" calcext:value-type="float">
            <text:p>1.35962624</text:p>
          </table:table-cell>
          <table:table-cell/>
        </table:table-row>
        <table:table-row table:style-name="ro1">
          <table:table-cell office:value-type="time" office:time-value="PT1027020H33M59.999999944S" calcext:value-type="time">
            <text:p>12:34</text:p>
          </table:table-cell>
          <table:table-cell office:value-type="float" office:value="1355583488" calcext:value-type="float">
            <text:p>1.36E+09</text:p>
          </table:table-cell>
          <table:table-cell table:formula="of:=[.B12]/1000000000" office:value-type="float" office:value="1.355583488" calcext:value-type="float">
            <text:p>1.355583488</text:p>
          </table:table-cell>
          <table:table-cell/>
        </table:table-row>
        <table:table-row table:style-name="ro1">
          <table:table-cell office:value-type="time" office:time-value="PT1027020H34M59.999999721S" calcext:value-type="time">
            <text:p>12:35</text:p>
          </table:table-cell>
          <table:table-cell office:value-type="float" office:value="1529610240" calcext:value-type="float">
            <text:p>1.53E+09</text:p>
          </table:table-cell>
          <table:table-cell table:formula="of:=[.B13]/1000000000" office:value-type="float" office:value="1.52961024" calcext:value-type="float">
            <text:p>1.52961024</text:p>
          </table:table-cell>
          <table:table-cell/>
        </table:table-row>
        <table:table-row table:style-name="ro1">
          <table:table-cell office:value-type="time" office:time-value="PT1027020H36M00.000000335S" calcext:value-type="time">
            <text:p>12:36</text:p>
          </table:table-cell>
          <table:table-cell office:value-type="float" office:value="1635225600" calcext:value-type="float">
            <text:p>1.64E+09</text:p>
          </table:table-cell>
          <table:table-cell table:formula="of:=[.B14]/1000000000" office:value-type="float" office:value="1.6352256" calcext:value-type="float">
            <text:p>1.6352256</text:p>
          </table:table-cell>
          <table:table-cell table:style-name="Default"/>
        </table:table-row>
        <table:table-row table:style-name="ro1">
          <table:table-cell office:value-type="time" office:time-value="PT1027020H36M59.999999693S" calcext:value-type="time">
            <text:p>12:37</text:p>
          </table:table-cell>
          <table:table-cell office:value-type="float" office:value="1881886720" calcext:value-type="float">
            <text:p>1.88E+09</text:p>
          </table:table-cell>
          <table:table-cell table:formula="of:=[.B15]/1000000000" office:value-type="float" office:value="1.88188672" calcext:value-type="float">
            <text:p>1.88188672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5:28:51.264044259</meta:creation-date>
    <dc:date>2017-02-26T21:40:05.227488656</dc:date>
    <meta:editing-duration>PT4H8M44S</meta:editing-duration>
    <meta:editing-cycles>2</meta:editing-cycles>
    <meta:generator>LibreOffice/5.2.2.2$Linux_X86_64 LibreOffice_project/20m0$Build-2</meta:generator>
    <meta:document-statistic meta:table-count="1" meta:cell-count="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2:Sheet1.A15 Sheet1.C2:Sheet1.C15" chart:data-source-has-labels="row" svg:x="1.331cm" svg:y="0.18cm" svg:width="14.349cm" svg:height="7.659cm">
          <chartooo:coordinate-region svg:x="2.058cm" svg:y="0.379cm" svg:width="13.196cm" svg:height="6.813cm"/>
          <chart:axis chart:dimension="x" chart:name="primary-x" chart:style-name="ch3">
            <chart:title svg:x="8.104cm" svg:y="8.019cm" chart:style-name="ch4">
              <text:p>Time</text:p>
            </chart:title>
          </chart:axis>
          <chart:axis chart:dimension="y" chart:name="primary-y" chart:style-name="ch5">
            <chart:title svg:x="0.451cm" svg:y="5.429cm" chart:style-name="ch6">
              <text:p>Used Memory (Gb)</text:p>
            </chart:title>
            <chart:grid chart:style-name="ch7" chart:class="major"/>
          </chart:axis>
          <chart:series chart:style-name="ch8" chart:values-cell-range-address="Sheet1.C3:Sheet1.C15" chart:label-cell-address="Sheet1.C2:Sheet1.C2" chart:class="chart:scatter">
            <chart:domain table:cell-range-address="Sheet1.A3:Sheet1.A15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sed Memory (Gb)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792.5173611111">
                <text:p>42792.5173611111</text:p>
                <draw:g>
                  <svg:desc>Sheet1.A3:Sheet1.A15</svg:desc>
                </draw:g>
              </table:table-cell>
              <table:table-cell office:value-type="float" office:value="0.512548864">
                <text:p>0.512548864</text:p>
                <draw:g>
                  <svg:desc>Sheet1.C3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792.5180555556">
                <text:p>42792.5180555556</text:p>
              </table:table-cell>
              <table:table-cell office:value-type="float" office:value="0.534786048">
                <text:p>0.534786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792.51875">
                <text:p>42792.51875</text:p>
              </table:table-cell>
              <table:table-cell office:value-type="float" office:value="0.52590592">
                <text:p>0.525905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792.5194444444">
                <text:p>42792.5194444444</text:p>
              </table:table-cell>
              <table:table-cell office:value-type="float" office:value="0.528297984">
                <text:p>0.528297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792.5201388889">
                <text:p>42792.5201388889</text:p>
              </table:table-cell>
              <table:table-cell office:value-type="float" office:value="0.602284032">
                <text:p>0.602284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792.5208333333">
                <text:p>42792.5208333333</text:p>
              </table:table-cell>
              <table:table-cell office:value-type="float" office:value="0.858861568">
                <text:p>0.858861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792.5215277778">
                <text:p>42792.5215277778</text:p>
              </table:table-cell>
              <table:table-cell office:value-type="float" office:value="1.039876096">
                <text:p>1.0398760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792.5222222222">
                <text:p>42792.5222222222</text:p>
              </table:table-cell>
              <table:table-cell office:value-type="float" office:value="1.310777344">
                <text:p>1.310777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792.5229166667">
                <text:p>42792.5229166667</text:p>
              </table:table-cell>
              <table:table-cell office:value-type="float" office:value="1.35962624">
                <text:p>1.359626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792.5236111111">
                <text:p>42792.5236111111</text:p>
              </table:table-cell>
              <table:table-cell office:value-type="float" office:value="1.355583488">
                <text:p>1.3555834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792.5243055556">
                <text:p>42792.5243055556</text:p>
              </table:table-cell>
              <table:table-cell office:value-type="float" office:value="1.52961024">
                <text:p>1.52961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792.525">
                <text:p>42792.525</text:p>
              </table:table-cell>
              <table:table-cell office:value-type="float" office:value="1.6352256">
                <text:p>1.6352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792.5256944444">
                <text:p>42792.5256944444</text:p>
              </table:table-cell>
              <table:table-cell office:value-type="float" office:value="1.88188672">
                <text:p>1.881886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